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fo:font-size="14pt" fo:font-weight="normal" officeooo:rsid="0015144b" officeooo:paragraph-rsid="0015144b" style:font-size-asian="12.25pt" style:font-weight-asian="normal" style:font-size-complex="14pt" style:font-weight-complex="normal"/>
    </style:style>
    <style:style style:name="P2" style:family="paragraph" style:parent-style-name="Standard" style:list-style-name="L1">
      <style:text-properties fo:font-size="14pt" fo:font-weight="normal" officeooo:rsid="0015144b" officeooo:paragraph-rsid="001d27c8" style:font-size-asian="12.25pt" style:font-weight-asian="normal" style:font-size-complex="14pt" style:font-weight-complex="normal"/>
    </style:style>
    <style:style style:name="P3" style:family="paragraph" style:parent-style-name="Standard">
      <style:text-properties fo:font-size="14pt" fo:font-weight="normal" officeooo:rsid="0015144b" officeooo:paragraph-rsid="0015144b" style:font-size-asian="12.25pt" style:font-weight-asian="normal" style:font-size-complex="14pt" style:font-weight-complex="normal"/>
    </style:style>
    <style:style style:name="P4" style:family="paragraph" style:parent-style-name="Standard" style:list-style-name="L1">
      <style:text-properties fo:font-size="14pt" fo:font-weight="normal" officeooo:rsid="0015bc8f" officeooo:paragraph-rsid="0015bc8f" style:font-size-asian="12.25pt" style:font-weight-asian="normal" style:font-size-complex="14pt" style:font-weight-complex="normal"/>
    </style:style>
    <style:style style:name="P5" style:family="paragraph" style:parent-style-name="Standard" style:list-style-name="L2">
      <style:text-properties fo:font-size="14pt" fo:font-weight="normal" officeooo:rsid="001a2a4f" officeooo:paragraph-rsid="001a2a4f" style:font-size-asian="12.25pt" style:font-weight-asian="normal" style:font-size-complex="14pt" style:font-weight-complex="normal"/>
    </style:style>
    <style:style style:name="P6" style:family="paragraph" style:parent-style-name="Standard" style:list-style-name="L1">
      <style:text-properties fo:font-size="14pt" fo:font-weight="bold" officeooo:rsid="0017ba96" officeooo:paragraph-rsid="0017ba96" style:font-size-asian="12.25pt" style:font-weight-asian="bold" style:font-size-complex="14pt" style:font-weight-complex="bold"/>
    </style:style>
    <style:style style:name="P7" style:family="paragraph" style:parent-style-name="Standard" style:list-style-name="L1">
      <style:text-properties fo:font-size="14pt" fo:font-weight="bold" officeooo:rsid="0017ba96" officeooo:paragraph-rsid="001e8625" style:font-size-asian="12.25pt" style:font-weight-asian="bold" style:font-size-complex="14pt" style:font-weight-complex="bold"/>
    </style:style>
    <style:style style:name="P8" style:family="paragraph" style:parent-style-name="Standard">
      <style:text-properties fo:font-size="14pt" fo:font-weight="bold" officeooo:rsid="0017ba96" officeooo:paragraph-rsid="0017ba96" style:font-size-asian="12.25pt" style:font-weight-asian="bold" style:font-size-complex="14pt" style:font-weight-complex="bold"/>
    </style:style>
    <style:style style:name="P9" style:family="paragraph" style:parent-style-name="Standard">
      <style:text-properties fo:font-size="14pt" fo:font-weight="bold" officeooo:rsid="001a2a4f" officeooo:paragraph-rsid="001a2a4f" style:font-size-asian="12.25pt" style:font-weight-asian="bold" style:font-size-complex="14pt" style:font-weight-complex="bold"/>
    </style:style>
    <style:style style:name="P10" style:family="paragraph" style:parent-style-name="Standard" style:list-style-name="L2">
      <style:text-properties fo:font-size="14pt" fo:font-weight="bold" officeooo:rsid="001a2a4f" officeooo:paragraph-rsid="001a2a4f" style:font-size-asian="12.25pt" style:font-weight-asian="bold" style:font-size-complex="14pt" style:font-weight-complex="bold"/>
    </style:style>
    <style:style style:name="P11" style:family="paragraph" style:parent-style-name="Standard">
      <style:text-properties fo:font-size="14pt" fo:font-weight="bold" officeooo:rsid="001b3d0f" officeooo:paragraph-rsid="001b3d0f" style:font-size-asian="12.25pt" style:font-weight-asian="bold" style:font-size-complex="14pt" style:font-weight-complex="bold"/>
    </style:style>
    <style:style style:name="P12" style:family="paragraph" style:parent-style-name="Standard" style:list-style-name="L3">
      <style:text-properties fo:font-size="14pt" fo:font-weight="bold" officeooo:rsid="002804cb" officeooo:paragraph-rsid="002804cb" style:font-size-asian="12.25pt" style:font-weight-asian="bold" style:font-size-complex="14pt" style:font-weight-complex="bold"/>
    </style:style>
    <style:style style:name="P13" style:family="paragraph" style:parent-style-name="Standard" style:list-style-name="L3">
      <style:text-properties fo:font-size="14pt" fo:font-weight="bold" officeooo:rsid="002804cb" officeooo:paragraph-rsid="00291c95" style:font-size-asian="12.25pt" style:font-weight-asian="bold" style:font-size-complex="14pt" style:font-weight-complex="bold"/>
    </style:style>
    <style:style style:name="P14" style:family="paragraph" style:parent-style-name="Standard">
      <style:text-properties fo:font-size="14pt" fo:font-weight="bold" officeooo:rsid="002804cb" officeooo:paragraph-rsid="002804cb" style:font-size-asian="12.25pt" style:font-weight-asian="bold" style:font-size-complex="14pt" style:font-weight-complex="bold"/>
    </style:style>
    <style:style style:name="P15" style:family="paragraph" style:parent-style-name="Standard">
      <style:text-properties fo:font-size="14pt" fo:font-weight="bold" officeooo:rsid="002e0e75" officeooo:paragraph-rsid="002e0e75" style:font-size-asian="12.25pt" style:font-weight-asian="bold" style:font-size-complex="14pt" style:font-weight-complex="bold"/>
    </style:style>
    <style:style style:name="P16" style:family="paragraph" style:parent-style-name="Standard">
      <style:text-properties fo:font-size="24pt" fo:font-weight="normal" officeooo:rsid="001a2a4f" officeooo:paragraph-rsid="001a2a4f" style:font-size-asian="21pt" style:font-weight-asian="normal" style:font-size-complex="24pt" style:font-weight-complex="normal"/>
    </style:style>
    <style:style style:name="P17" style:family="paragraph" style:parent-style-name="Standard">
      <style:text-properties fo:font-size="24pt" fo:font-weight="normal" officeooo:rsid="001b3d0f" officeooo:paragraph-rsid="001b3d0f" style:font-size-asian="21pt" style:font-weight-asian="normal" style:font-size-complex="24pt" style:font-weight-complex="normal"/>
    </style:style>
    <style:style style:name="P18" style:family="paragraph" style:parent-style-name="Standard">
      <style:text-properties fo:font-size="24pt" fo:font-weight="bold" officeooo:rsid="001a6e43" officeooo:paragraph-rsid="001a6e43" style:font-size-asian="21pt" style:font-weight-asian="bold" style:font-size-complex="24pt" style:font-weight-complex="bold"/>
    </style:style>
    <style:style style:name="P19" style:family="paragraph" style:parent-style-name="Standard">
      <style:text-properties fo:font-size="24pt" officeooo:rsid="001b3d0f" officeooo:paragraph-rsid="001b3d0f" style:font-size-asian="21pt" style:font-size-complex="24pt"/>
    </style:style>
    <style:style style:name="P20" style:family="paragraph" style:parent-style-name="Standard" style:list-style-name="L3">
      <style:text-properties fo:font-weight="bold" officeooo:rsid="002a192e" officeooo:paragraph-rsid="002a192e" style:font-weight-asian="bold" style:font-weight-complex="bold"/>
    </style:style>
    <style:style style:name="P21" style:family="paragraph" style:parent-style-name="Standard" style:list-style-name="L3">
      <style:text-properties fo:font-weight="bold" officeooo:rsid="002fe372" officeooo:paragraph-rsid="002fe372" style:font-weight-asian="bold" style:font-weight-complex="bold"/>
    </style:style>
    <style:style style:name="P22" style:family="paragraph" style:parent-style-name="Standard" style:list-style-name="L1">
      <style:text-properties fo:color="#0000ff" fo:font-size="14pt" fo:font-weight="bold" officeooo:rsid="001e8625" officeooo:paragraph-rsid="001e8625" style:font-size-asian="12.25pt" style:font-weight-asian="bold" style:font-size-complex="14pt" style:font-weight-complex="bold"/>
    </style:style>
    <style:style style:name="P23" style:family="paragraph" style:parent-style-name="Standard" style:list-style-name="L1">
      <style:text-properties fo:color="#000000" fo:font-size="14pt" fo:font-weight="bold" officeooo:rsid="001e8625" officeooo:paragraph-rsid="001e8625" style:font-size-asian="12.25pt" style:font-weight-asian="bold" style:font-size-complex="14pt" style:font-weight-complex="bold"/>
    </style:style>
    <style:style style:name="P24" style:family="paragraph" style:parent-style-name="Standard" style:list-style-name="L1">
      <style:text-properties fo:color="#000000" fo:font-size="14pt" fo:font-weight="bold" officeooo:rsid="0021a9a9" officeooo:paragraph-rsid="0021a9a9" style:font-size-asian="12.25pt" style:font-weight-asian="bold" style:font-size-complex="14pt" style:font-weight-complex="bold"/>
    </style:style>
    <style:style style:name="P25" style:family="paragraph" style:parent-style-name="Standard">
      <style:text-properties fo:color="#000000" fo:font-size="14pt" fo:font-weight="bold" officeooo:rsid="0021a9a9" officeooo:paragraph-rsid="0021a9a9" style:font-size-asian="12.25pt" style:font-weight-asian="bold" style:font-size-complex="14pt" style:font-weight-complex="bold"/>
    </style:style>
    <style:style style:name="P26" style:family="paragraph" style:parent-style-name="Standard">
      <style:text-properties fo:color="#000000" fo:font-size="14pt" fo:font-weight="bold" officeooo:rsid="0022d801" officeooo:paragraph-rsid="0022d801" style:font-size-asian="12.25pt" style:font-weight-asian="bold" style:font-size-complex="14pt" style:font-weight-complex="bold"/>
    </style:style>
    <style:style style:name="P27" style:family="paragraph" style:parent-style-name="Standard" style:list-style-name="L3">
      <style:text-properties officeooo:paragraph-rsid="001a6e43"/>
    </style:style>
    <style:style style:name="P28" style:family="paragraph" style:parent-style-name="Standard" style:list-style-name="L3">
      <style:text-properties officeooo:paragraph-rsid="00291c95"/>
    </style:style>
    <style:style style:name="P29" style:family="paragraph" style:parent-style-name="Standard">
      <style:paragraph-properties fo:text-align="center" style:justify-single-word="false"/>
      <style:text-properties fo:font-size="32pt" officeooo:rsid="00242300" officeooo:paragraph-rsid="00242300" style:font-size-asian="28pt" style:font-size-complex="32pt"/>
    </style:style>
    <style:style style:name="P30" style:family="paragraph" style:parent-style-name="Standard">
      <style:paragraph-properties fo:text-align="center" style:justify-single-word="false"/>
      <style:text-properties fo:font-size="12pt" officeooo:rsid="00242300" officeooo:paragraph-rsid="00242300" style:font-size-asian="10.5pt" style:font-size-complex="12pt"/>
    </style:style>
    <style:style style:name="P31" style:family="paragraph" style:parent-style-name="Standard">
      <style:paragraph-properties fo:text-align="end" style:justify-single-word="false"/>
      <style:text-properties fo:font-size="12pt" officeooo:rsid="003256c3" officeooo:paragraph-rsid="003256c3" style:font-size-asian="10.5pt" style:font-size-complex="12pt"/>
    </style:style>
    <style:style style:name="T1" style:family="text">
      <style:text-properties officeooo:rsid="0015bc8f"/>
    </style:style>
    <style:style style:name="T2" style:family="text">
      <style:text-properties fo:font-weight="bold" style:font-weight-asian="bold" style:font-weight-complex="bold"/>
    </style:style>
    <style:style style:name="T3" style:family="text">
      <style:text-properties fo:font-weight="bold" officeooo:rsid="001b3d0f" style:font-weight-asian="bold" style:font-weight-complex="bold"/>
    </style:style>
    <style:style style:name="T4" style:family="text">
      <style:text-properties fo:font-weight="bold" officeooo:rsid="001e862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b3d0f" style:font-weight-asian="normal" style:font-weight-complex="normal"/>
    </style:style>
    <style:style style:name="T7" style:family="text">
      <style:text-properties fo:font-weight="normal" officeooo:rsid="001e1983" style:font-weight-asian="normal" style:font-weight-complex="normal"/>
    </style:style>
    <style:style style:name="T8" style:family="text">
      <style:text-properties fo:font-weight="normal" officeooo:rsid="001e8625" style:font-weight-asian="normal" style:font-weight-complex="normal"/>
    </style:style>
    <style:style style:name="T9" style:family="text">
      <style:text-properties fo:font-weight="normal" officeooo:rsid="00326285" style:font-weight-asian="normal" style:font-weight-complex="normal"/>
    </style:style>
    <style:style style:name="T10" style:family="text">
      <style:text-properties officeooo:rsid="001b3d0f"/>
    </style:style>
    <style:style style:name="T11" style:family="text">
      <style:text-properties fo:color="#6600ff" fo:font-weight="bold" officeooo:rsid="001e8625" style:font-weight-asian="bold" style:font-weight-complex="bold"/>
    </style:style>
    <style:style style:name="T12" style:family="text">
      <style:text-properties fo:color="#000000" officeooo:rsid="001e8625"/>
    </style:style>
    <style:style style:name="T13" style:family="text">
      <style:text-properties fo:color="#000000" fo:font-style="italic" officeooo:rsid="002063fc" style:font-style-asian="italic" style:font-style-complex="italic"/>
    </style:style>
    <style:style style:name="T14" style:family="text">
      <style:text-properties fo:color="#000000" fo:font-style="italic" officeooo:rsid="00221ca7" style:font-style-asian="italic" style:font-style-complex="italic"/>
    </style:style>
    <style:style style:name="T15" style:family="text">
      <style:text-properties fo:color="#000000" fo:font-weight="bold" officeooo:rsid="001e8625" style:font-weight-asian="bold" style:font-weight-complex="bold"/>
    </style:style>
    <style:style style:name="T16" style:family="text">
      <style:text-properties fo:color="#000000" officeooo:rsid="002063fc"/>
    </style:style>
    <style:style style:name="T17" style:family="text">
      <style:text-properties fo:font-size="14pt" fo:font-weight="bold" officeooo:rsid="001a6e43" style:font-size-asian="12.25pt" style:font-weight-asian="bold" style:font-size-complex="14pt" style:font-weight-complex="bold"/>
    </style:style>
    <style:style style:name="T18" style:family="text">
      <style:text-properties fo:font-size="14pt" fo:font-weight="bold" officeooo:rsid="002804cb" style:font-size-asian="12.25pt" style:font-weight-asian="bold" style:font-size-complex="14pt" style:font-weight-complex="bold"/>
    </style:style>
    <style:style style:name="T19" style:family="text">
      <style:text-properties fo:font-size="14pt" fo:font-weight="normal" style:font-size-asian="12.25pt" style:font-weight-asian="normal" style:font-size-complex="14pt" style:font-weight-complex="normal"/>
    </style:style>
    <style:style style:name="T20" style:family="text">
      <style:text-properties fo:font-size="14pt" fo:font-weight="normal" officeooo:rsid="00239317" style:font-size-asian="12.25pt" style:font-weight-asian="normal" style:font-size-complex="14pt" style:font-weight-complex="normal"/>
    </style:style>
    <style:style style:name="T21" style:family="text">
      <style:text-properties fo:font-size="14pt" fo:font-weight="normal" officeooo:rsid="002804cb" style:font-size-asian="12.25pt" style:font-weight-asian="normal" style:font-size-complex="14pt" style:font-weight-complex="normal"/>
    </style:style>
    <style:style style:name="T22" style:family="text">
      <style:text-properties fo:font-size="14pt" fo:font-weight="normal" officeooo:rsid="002b3468" style:font-size-asian="12.25pt" style:font-weight-asian="normal" style:font-size-complex="14pt" style:font-weight-complex="normal"/>
    </style:style>
    <style:style style:name="T23" style:family="text">
      <style:text-properties fo:font-size="14pt" fo:font-weight="normal" officeooo:rsid="002c4c3d" style:font-size-asian="12.25pt" style:font-weight-asian="normal" style:font-size-complex="14pt" style:font-weight-complex="normal"/>
    </style:style>
    <style:style style:name="T24" style:family="text">
      <style:text-properties fo:font-size="14pt" fo:font-weight="normal" officeooo:rsid="003172ed" style:font-size-asian="12.25pt" style:font-weight-asian="normal" style:font-size-complex="14pt" style:font-weight-complex="normal"/>
    </style:style>
    <style:style style:name="T25" style:family="text">
      <style:text-properties fo:font-size="14pt" style:font-size-asian="12.25pt" style:font-size-complex="14pt"/>
    </style:style>
    <style:style style:name="T26" style:family="text">
      <style:text-properties fo:font-size="14pt" officeooo:rsid="002b3468" style:font-size-asian="12.25pt" style:font-size-complex="14pt"/>
    </style:style>
    <style:style style:name="T27" style:family="text">
      <style:text-properties fo:font-variant="normal" fo:text-transform="none" fo:color="#000000" style:font-name="Liberation Serif" fo:font-size="14pt" fo:letter-spacing="normal" fo:font-style="normal" fo:font-weight="normal" style:font-size-asian="14pt" style:font-size-complex="14pt"/>
    </style:style>
    <style:style style:name="T28" style:family="text">
      <style:text-properties fo:font-variant="normal" fo:text-transform="none" fo:color="#000000" style:font-name="Liberation Serif" fo:font-size="14pt" fo:letter-spacing="normal" fo:font-style="normal" fo:font-weight="normal" officeooo:rsid="00239317" style:font-size-asian="14pt" style:font-size-complex="14pt"/>
    </style:style>
    <style:style style:name="T29"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30" style:family="text">
      <style:text-properties fo:font-variant="normal" fo:text-transform="none" fo:color="#000000" style:text-position="super 58%" style:font-name="Liberation Serif" fo:font-size="14pt" fo:letter-spacing="normal" fo:font-style="normal" fo:font-weight="normal" officeooo:rsid="00239317" style:font-size-asian="14pt" style:font-size-complex="14pt"/>
    </style:style>
    <style:style style:name="T31" style:family="text">
      <style:text-properties officeooo:rsid="00248f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ommunity <text:span text:style-name="T31">M</text:span>anagement – Cadasta</text:p>
      <text:p text:style-name="P30"/>
      <text:p text:style-name="P31">Priyanka Mandikal</text:p>
      <text:p text:style-name="P19"/>
      <text:p text:style-name="P19">Identifying the first few members of the Cadasta community</text:p>
      <text:p text:style-name="P3"/>
      <text:list xml:id="list7592595696181644916" text:style-name="L1">
        <text:list-header>
          <text:p text:style-name="P1"/>
        </text:list-header>
        <text:list-item>
          <text:p text:style-name="P4"><text:span text:style-name="T2">Activists and NGOs</text:span>: People who are already working on solving land issues and need software support for helping them in their cause. They can be introduced to the tools available and get themselves familiar with Cadasta's platform. Cadasta would greatly benefit from their involvement and can build a great community around them. <text:span text:style-name="T4">I came across an organization called </text:span><text:span text:style-name="T11">Landesa </text:span><text:span text:style-name="T15">that has been working on land rights issues in India, China and Africa. They are responsible for collecting information, performing field work, and getting citizens access to legal rights over their land. After a video I saw where the Cadasta CTO Kate Wonderchook explains how Cadasta is responsible for building the technology stack which partner organizations can use, I am assuming direct filed work is not what Cadasta does. But it rather aims to facilitate this work for organizations by providing necessary data and technology. Correct me if I have incorrectly come to this conclusion! </text:span><text:span text:style-name="T12">So the organizations that are dependent on Cadasta for the technology need to have a portal where they can easily access relevant data such as field maps in a safe and secure manner. </text:span><text:span text:style-name="T13">Other organizations include Grassroots International, International Land Coalition (ILC), </text:span><text:span text:style-name="T14">LandMatrix, </text:span><text:span text:style-name="T13">etc.</text:span><text:span text:style-name="T16"> I can collect more information about how these organizations work if needed.</text:span></text:p>
          <text:p text:style-name="P4"/>
        </text:list-item>
        <text:list-item>
          <text:p text:style-name="P7">Developers <text:span text:style-name="T10">and Data scientists</text:span>: <text:span text:style-name="T6">This mostly involves the tech community. There needs to be constant communication between and across members of variuos coding and design groups. A portal similar to Phabricator can be used for this purpose. It works on the basis of tasks and microtasks that are assigned to various individuals. The tasks pass through various stages such as in-progress, needs review, backlog, etc. This is a very efficient way to keep a tab on all the work that is getting pushed as each day passes. If Cadasta wants to keep a single portal software for the entire community, it can still be done, but the forum for tech project groups can be designed based on how Phabricator works. </text:span><text:span text:style-name="T8">Organizations such as Wikimedia run their project collaborations on Phabricator and I believe that it's a very open and accessible platform for an opensource community. But this of course should be designed based on what the developer community themselves are comfortable with.</text:span></text:p>
          <text:p text:style-name="P6"><text:soft-page-break/><text:span text:style-name="T6"/></text:p>
        </text:list-item>
        <text:list-item>
          <text:p text:style-name="P2"><text:span text:style-name="T3">Bloggers</text:span><text:span text:style-name="T6">: </text:span><text:span text:style-name="T1">Identify the small time bloggers who spend their time blogging about property rights and land tenure systems. These folks may be more interested in the topic and would be more than excited to be a part of this initiative. Data science bloggers may also show an interest but I am unsure if they should be our target for the first few community members.</text:span></text:p>
          <text:p text:style-name="P6"/>
        </text:list-item>
        <text:list-item>
          <text:p text:style-name="P6">Government Land Agencies: <text:span text:style-name="T5"><text:s/></text:span><text:span text:style-name="T7">I quickly obtained a list of non-for-profit organizations and government agencies working on land issues in Africa.</text:span></text:p>
          <text:p text:style-name="P22"><text:a xlink:type="simple" xlink:href="http://www.ruralpovertyportal.org/en/topic/organizations_dealing_with_land_issues/tags/land/pf"><text:span text:style-name="T7">http://www.ruralpovertyportal.org/en/topic/organizations_dealing_with_land_issues/tags/land/pf</text:span></text:a></text:p>
          <text:p text:style-name="P23"><text:span text:style-name="T7">T</text:span><text:span text:style-name="T5">here can be a forum to easily connect NGOs with Government agencies as and when needed.</text:span></text:p>
          <text:p text:style-name="P23"><text:span text:style-name="T5"/></text:p>
        </text:list-item>
        <text:list-item>
          <text:p text:style-name="P24">Donor Organizations: <text:span text:style-name="T5">Individuals and organizations that want to make a donation need to be provided adeqaute information and can be subsrcibed to a mailing list to get updated about constant developments and how they can participate in them.</text:span></text:p>
        </text:list-item>
      </text:list>
      <text:p text:style-name="P25"/>
      <text:p text:style-name="P26"><text:span text:style-name="T5">There's definitely more research that has to be done to determine the individual needs of specific sub-communities within the Cadasta branch through interactions and surveys. Before designing the prtal or the technology behind it, it is crucial to understand what constitutes our community and how we can effectively cater to its needs. A strong community goes a long way in defining how the organization performs and the first few members give direction to it. Hence, it is extremely important to pick the initial members with care and to provide them with the necessary tools to grow.</text:span></text:p>
      <text:p text:style-name="P8"/>
      <text:p text:style-name="P17">How do you facilitate interaction within the community?</text:p>
      <text:p text:style-name="P16"/>
      <text:list xml:id="list3750096554889969319" text:style-name="L2">
        <text:list-item>
          <text:p text:style-name="P5"><text:span text:style-name="T2">Forums:</text:span> For community members to discuss issues and update each other on their progress.</text:p>
          <text:p text:style-name="P5"/>
        </text:list-item>
        <text:list-item>
          <text:p text:style-name="P10">Mailing Lists: <text:span text:style-name="T5">Create different mailing lists specific to community members working in different areas. Examples would be one for partner organization/NGO members, another one for the tech community, etc</text:span></text:p>
          <text:p text:style-name="P10"><text:span text:style-name="T5"/></text:p>
        </text:list-item>
        <text:list-item>
          <text:p text:style-name="P10">Blogs: <text:span text:style-name="T5">I believe any online community in its nascent stage needs to communicate its mission and work to a wide variety of audience. Blogs are a great way to get the word across about various developments in the company and how it's impacting people's lives. Thoughtful and well-written blog articles </text:span><text:soft-page-break/><text:span text:style-name="T5">also serve as a great way to attract interested people to join the community.</text:span></text:p>
          <text:p text:style-name="P10"><text:span text:style-name="T5"/></text:p>
        </text:list-item>
        <text:list-item>
          <text:p text:style-name="P10">Community Spotlight<text:span text:style-name="T5">: This can be introduced after the community has grown to a certain extent. Highlighting community members and teams who have made worthwhile contributions inspires the community as a whole to be more involved and active in their work.</text:span></text:p>
          <text:p text:style-name="P10"><text:span text:style-name="T5"/></text:p>
        </text:list-item>
        <text:list-item>
          <text:p text:style-name="P10">IRC Channels: <text:span text:style-name="T5">This particularly helps coordinate events and meetings for the internal teams and helps newcomers get a flavour of the community. It's a great place to ask for help and to help other community members.</text:span></text:p>
        </text:list-item>
      </text:list>
      <text:p text:style-name="P9"/>
      <text:p text:style-name="P18"><text:span text:style-name="T5">Community Portal Software options</text:span></text:p>
      <text:p text:style-name="P18"/>
      <text:list xml:id="list8628271809105222377" text:style-name="L3">
        <text:list-item>
          <text:p text:style-name="P27"><text:span text:style-name="T17">Joomla: </text:span><text:span text:style-name="T20">This is an o</text:span><text:span text:style-name="T27">pen source, PHP </text:span><text:span text:style-name="T28">based framework for building </text:span><text:span text:style-name="T27">content management systems and community platforms. It includes the usual page posting, discussion, blogs, polls, etc. Joomla has an extensive community of its own and the </text:span><text:span text:style-name="T28">number of 3</text:span><text:span text:style-name="T30">rd</text:span><text:span text:style-name="T28"> party plugins </text:span><text:span text:style-name="T27">is very extensive.</text:span></text:p>
          <text:p text:style-name="P27"><text:span text:style-name="T27"/></text:p>
        </text:list-item>
        <text:list-item>
          <text:p text:style-name="P28"><text:span text:style-name="T17">Drupal: </text:span><text:span text:style-name="T27">It's a highly capable, mature, and extremely popular community platform that includes the usual features as well as a workflow subsystem, support for OpenID, granular user security, and much more. Drupal is developed in PHP, is open source, and has </text:span><text:a xlink:type="simple" xlink:href="http://drupal.org/project/Modules"><text:span text:style-name="T29">several thousand 3rd party modules</text:span></text:a><text:span text:style-name="T27">available for it as well.</text:span></text:p>
          <text:p text:style-name="P28"/>
        </text:list-item>
        <text:list-item>
          <text:p text:style-name="P28"><text:span text:style-name="T18">Lithium: </text:span><text:span text:style-name="T21">Clients include Virgin Atlantic, Best Buy, Skype, Lenovo, etc.</text:span></text:p>
          <text:p text:style-name="P28"><text:span text:style-name="T21"/></text:p>
        </text:list-item>
        <text:list-item>
          <text:p text:style-name="P20"><text:span text:style-name="T25">Jive Software: </text:span><text:span text:style-name="T23">They provide solutions for healthcare groups, agencies, financial services, IT solutions, etc. </text:span><text:span text:style-name="T19">Clients include Thomson Reuters, EMC2, Pearson, </text:span><text:span text:style-name="T22">T-mobile, etc.</text:span></text:p>
          <text:p text:style-name="P20"><text:span text:style-name="T22"/></text:p>
        </text:list-item>
        <text:list-item>
          <text:p text:style-name="P21"><text:span text:style-name="T26">Z</text:span><text:span text:style-name="T25">imbra: </text:span><text:span text:style-name="T24">email and collaboration service</text:span></text:p>
          <text:p text:style-name="P13"><text:span text:style-name="T5"/></text:p>
        </text:list-item>
        <text:list-item>
          <text:p text:style-name="P12">Microsoft Sharepoint: <text:span text:style-name="T5">Clients include a list of banks and contruction companies.</text:span></text:p>
        </text:list-item>
      </text:list>
      <text:p text:style-name="P14"/>
      <text:p text:style-name="P15"><text:span text:style-name="T5">A more detailed analysis based on pricing and relevance can be done on all of the above options </text:span><text:span text:style-name="T9">to determine the best fit. A couple of case studies of other organizations already using such software can also be performed.</text:span></text:p>
      <text:list xml:id="list21950169490884" text:continue-numbering="true" text:style-name="L3">
        <text:list-header>
          <text:p text:style-name="P12"/>
        </text:list-header>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3:50:52.623577974</meta:creation-date>
    <dc:date>2016-02-13T02:19:48.111193401</dc:date>
    <meta:editing-duration>PT8H46M43S</meta:editing-duration>
    <meta:editing-cycles>23</meta:editing-cycles>
    <meta:generator>LibreOffice/4.2.8.2$Linux_X86_64 LibreOffice_project/420m0$Build-2</meta:generator>
    <meta:document-statistic meta:table-count="0" meta:image-count="0" meta:object-count="0" meta:page-count="3" meta:paragraph-count="40" meta:word-count="1031" meta:character-count="6368" meta:non-whitespace-character-count="5393"/>
  </office:meta>
</office:document-meta>
</file>